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B000003064438AE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146cm" svg:x="1cm" svg:y="1.11cm">
          <draw:image xlink:href="Pictures/10000000000003AB000003064438AE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tf </meta:initial-creator>
    <meta:creation-date>2017-02-23T16:44:01.076731699</meta:creation-date>
    <dc:date>2017-02-23T16:45:39.979908541</dc:date>
    <dc:creator>wangtf </dc:creator>
    <meta:editing-duration>PT13S</meta:editing-duration>
    <meta:editing-cycles>1</meta:editing-cycles>
    <meta:generator>LibreOffice/4.3.7.2$Linux_X86_64 LibreOffice_project/430$Build-2</meta:generator>
    <meta:document-statistic meta:object-count="1"/>
  </office:meta>
</office:document-meta>
</file>